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1">// output</text:span></text:p>
          <text:p text:style-name="P16"><text:span text:style-name="T32">foo</text:span></text:p>
          <text:p text:style-name="P16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1">mutable </text:span><text:span text:style-name="T42">means that a variable can be changed by a const function (even if the object is const)</text:span></text:p>
              </text:list-item>
              <text:list-item>
                <text:p text:style-name="P22"><text:span text:style-name="T42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25">25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25">25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7</meta:editing-cycles>
    <meta:print-date>1999-11-04T13:06:28</meta:print-date>
    <meta:creation-date>1999-10-10T10:49:40</meta:creation-date>
    <dc:date>2019-03-25T17:15:54.960595248</dc:date>
    <meta:editing-duration>P27DT18H10M35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